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monospace"/>
    <style:font-face style:name="Noto Sans Mono CJK SC" svg:font-family="'Noto Sans Mono CJK SC'" style:font-family-generic="modern" style:font-pitch="fixed"/>
    <style:font-face style:name="Noto Serif" svg:font-family="'Noto Serif', ui-serif, serif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P1" style:family="paragraph" style:parent-style-name="Standard" style:list-style-name="L5"/>
    <style:style style:name="P2" style:family="paragraph" style:parent-style-name="Standard" style:list-style-name="L5">
      <style:text-properties officeooo:paragraph-rsid="001ca399"/>
    </style:style>
    <style:style style:name="P3" style:family="paragraph" style:parent-style-name="Standard" style:list-style-name="L5">
      <style:text-properties officeooo:paragraph-rsid="001e12f8"/>
    </style:style>
    <style:style style:name="P4" style:family="paragraph" style:parent-style-name="Standard">
      <style:text-properties style:font-name="Cantarell"/>
    </style:style>
    <style:style style:name="P5" style:family="paragraph" style:parent-style-name="Standard" style:list-style-name="L5">
      <style:text-properties style:font-name="Cantarell"/>
    </style:style>
    <style:style style:name="P6" style:family="paragraph" style:parent-style-name="Standard" style:list-style-name="L5">
      <style:text-properties style:font-name="Cantarell" officeooo:paragraph-rsid="001ca399"/>
    </style:style>
    <style:style style:name="P7" style:family="paragraph" style:parent-style-name="Standard" style:list-style-name="L5">
      <style:text-properties style:font-name="Cantarell" officeooo:paragraph-rsid="001e12f8"/>
    </style:style>
    <style:style style:name="P8" style:family="paragraph" style:parent-style-name="Standard">
      <style:text-properties style:font-name="Cantarell" fo:font-weight="bold" style:font-weight-asian="bold" style:font-weight-complex="bold"/>
    </style:style>
    <style:style style:name="P9" style:family="paragraph" style:parent-style-name="Standard">
      <style:text-properties style:font-name="Cantarell" fo:font-weight="bold" officeooo:paragraph-rsid="0007ecce" style:font-weight-asian="bold" style:font-weight-complex="bold"/>
    </style:style>
    <style:style style:name="P10" style:family="paragraph" style:parent-style-name="Standard">
      <style:text-properties style:font-name="Cantarell" fo:font-weight="bold" officeooo:paragraph-rsid="001ca399" style:font-weight-asian="bold" style:font-weight-complex="bold"/>
    </style:style>
    <style:style style:name="P11" style:family="paragraph" style:parent-style-name="Standard">
      <style:text-properties style:font-name="Cantarell" fo:font-weight="bold" officeooo:paragraph-rsid="001e12f8" style:font-weight-asian="bold" style:font-weight-complex="bold"/>
    </style:style>
    <style:style style:name="P12" style:family="paragraph" style:parent-style-name="Standard">
      <style:text-properties style:font-name="Cantarell" officeooo:paragraph-rsid="00070310"/>
    </style:style>
    <style:style style:name="P13" style:family="paragraph" style:parent-style-name="Standard">
      <style:paragraph-properties fo:margin-left="0.4925in" fo:text-indent="0in" style:auto-text-indent="false"/>
      <style:text-properties style:font-name="Cantarell"/>
    </style:style>
    <style:style style:name="P14" style:family="paragraph" style:parent-style-name="Standard">
      <style:text-properties style:font-name="Cantarell" officeooo:paragraph-rsid="0007ecce"/>
    </style:style>
    <style:style style:name="P15" style:family="paragraph" style:parent-style-name="Standard">
      <style:text-properties style:font-name="Cantarell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text-properties style:font-name="Cantarell" fo:font-size="16pt" fo:font-weight="bold" officeooo:paragraph-rsid="00070310" style:font-size-asian="16pt" style:font-weight-asian="bold" style:font-size-complex="16pt" style:font-weight-complex="bold"/>
    </style:style>
    <style:style style:name="P17" style:family="paragraph" style:parent-style-name="Standard">
      <style:text-properties style:font-name="Cantarell" fo:font-size="16pt" fo:font-weight="bold" officeooo:paragraph-rsid="001e12f8" style:font-size-asian="16pt" style:font-weight-asian="bold" style:font-size-complex="16pt" style:font-weight-complex="bold"/>
    </style:style>
    <style:style style:name="P18" style:family="paragraph" style:parent-style-name="Standard">
      <style:text-properties style:font-name="Cantarell" fo:font-size="16pt" fo:font-weight="normal" officeooo:paragraph-rsid="00070310" style:font-size-asian="16pt" style:font-weight-asian="normal" style:font-size-complex="16pt" style:font-weight-complex="normal"/>
    </style:style>
    <style:style style:name="P19" style:family="paragraph" style:parent-style-name="Standard">
      <style:text-properties style:font-name="Cantarell" fo:font-size="16pt" fo:font-weight="normal" style:font-size-asian="16pt" style:font-weight-asian="normal" style:font-size-complex="16pt" style:font-weight-complex="normal"/>
    </style:style>
    <style:style style:name="P20" style:family="paragraph" style:parent-style-name="Standard">
      <style:text-properties style:font-name="Cantarell" fo:font-size="16pt" fo:font-weight="normal" officeooo:paragraph-rsid="001e12f8" style:font-size-asian="16pt" style:font-weight-asian="normal" style:font-size-complex="16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style:font-name="Cantarell" fo:font-size="10pt" style:font-size-asian="10pt" style:font-size-complex="10pt"/>
    </style:style>
    <style:style style:name="P22" style:family="paragraph" style:parent-style-name="Standard">
      <style:text-properties style:font-name="Cantarell" officeooo:paragraph-rsid="000e5bc4"/>
    </style:style>
    <style:style style:name="P23" style:family="paragraph" style:parent-style-name="Standard">
      <style:text-properties style:font-name="Cantarell" officeooo:paragraph-rsid="001a38ab"/>
    </style:style>
    <style:style style:name="P24" style:family="paragraph" style:parent-style-name="Standard">
      <style:text-properties style:font-name="Cantarell" officeooo:paragraph-rsid="001e12f8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officeooo:paragraph-rsid="00070310"/>
    </style:style>
    <style:style style:name="P27" style:family="paragraph" style:parent-style-name="Standard">
      <style:text-properties officeooo:paragraph-rsid="000cd167"/>
    </style:style>
    <style:style style:name="P28" style:family="paragraph" style:parent-style-name="Standard">
      <style:text-properties officeooo:paragraph-rsid="000dba27"/>
    </style:style>
    <style:style style:name="P29" style:family="paragraph" style:parent-style-name="Standard">
      <style:text-properties officeooo:paragraph-rsid="000e5bc4"/>
    </style:style>
    <style:style style:name="P30" style:family="paragraph" style:parent-style-name="Standard">
      <style:paragraph-properties fo:text-align="center" style:justify-single-word="false"/>
      <style:text-properties fo:font-size="22pt" officeooo:paragraph-rsid="00070310" style:font-size-asian="22pt" style:font-size-complex="22pt"/>
    </style:style>
    <style:style style:name="P31" style:family="paragraph" style:parent-style-name="Standard">
      <style:text-properties officeooo:paragraph-rsid="001e12f8"/>
    </style:style>
    <style:style style:name="T1" style:family="text">
      <style:text-properties style:font-name="Cantarell"/>
    </style:style>
    <style:style style:name="T2" style:family="text">
      <style:text-properties style:font-name="Cantarell" fo:font-size="24pt" fo:font-weight="normal" style:font-size-asian="24pt" style:font-weight-asian="normal" style:font-size-complex="24pt" style:font-weight-complex="normal"/>
    </style:style>
    <style:style style:name="T3" style:family="text">
      <style:text-properties style:font-name="Cantarell" fo:font-weight="bold" style:font-weight-asian="bold" style:font-weight-complex="bold"/>
    </style:style>
    <style:style style:name="T4" style:family="text">
      <style:text-properties style:font-name="Cantarell" officeooo:rsid="000dba27"/>
    </style:style>
    <style:style style:name="T5" style:family="text">
      <style:text-properties style:font-name="Cantarell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cd16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❖">
        <style:list-level-properties text:space-before="0.1in" text:min-label-width="0.2in" text:min-label-distance="0.1in"/>
        <style:text-properties style:font-name="OpenSymbol1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5">Jose N. Olmos</text:span></text:p>
      <text:p text:style-name="P26"><text:span text:style-name="T1">Tulsa, OK  918.703.1949 </text:span><text:a xlink:type="simple" xlink:href="mailto:jose.n.olmos@outlook.com" text:style-name="Internet_20_link" text:visited-style-name="Visited_20_Internet_20_Link"><text:span text:style-name="T1">jose.n.olmos@outlook.com</text:span></text:a><text:span text:style-name="T1"> </text:span></text:p>
      <text:p text:style-name="P25"><text:a xlink:type="simple" xlink:href="https://www.linkedin.com/in/chepeniv/" text:style-name="Internet_20_link" text:visited-style-name="Visited_20_Internet_20_Link"><text:span text:style-name="T1">https://www.linkedin.com/in/chepeniv/</text:span></text:a><text:span text:style-name="T1"> </text:span><text:a xlink:type="simple" xlink:href="https://github.com/chepeniv" text:style-name="Internet_20_link" text:visited-style-name="Visited_20_Internet_20_Link"><text:span text:style-name="T1">https://github.com/chepeniv</text:span></text:a></text:p>
      <text:p text:style-name="P25"><text:span text:style-name="T1"/></text:p>
      <text:p text:style-name="P19">&gt;&gt; EDUCATION</text:p>
      <text:p text:style-name="P8"/>
      <text:p text:style-name="P14"><text:span text:style-name="T6">Diploma in Computer Science and Linux Systems Programming</text:span> (December 2025) </text:p>
      <text:p text:style-name="P14">Atlas School - Tulsa, Oklahoma</text:p>
      <text:p text:style-name="P14"/>
      <text:p text:style-name="P21"><text:span text:style-name="T8">O</text:span>verall Atlas offers a challenging rigorous curriculum where students have to develop self reliance, research skills, and an ability to take initiative in the face of ambiguity. <text:span text:style-name="T8">I</text:span>t provides a safe and comfortable environment wherein students can find technical guidance, industry advice, and feedback. <text:span text:style-name="T8">C</text:span>rucial to its mission, Atlas fosters an environment wherein students support each other, connect, and develop their self efficacy. <text:span text:style-name="T8">T</text:span>hey must also learn to teamwork and communicate effectively.</text:p>
      <text:p text:style-name="P13"/>
      <text:p text:style-name="P9">Completed 54 hours towards a degree in Physics </text:p>
      <text:p text:style-name="P14">Tulsa Community College - Tulsa, Oklahoma</text:p>
      <text:p text:style-name="P14"/>
      <text:p text:style-name="P20">&gt;&gt; SKILLS</text:p>
      <text:p text:style-name="P17"/>
      <text:p text:style-name="P24"><text:span text:style-name="T6">Background: </text:span></text:p>
      <text:p text:style-name="P24">Unix operating systems, micro-architecture, compilers, and network architecture</text:p>
      <text:p text:style-name="P24"><text:span text:style-name="T6">Mathematics: </text:span></text:p>
      <text:p text:style-name="P24">proof theory, matrix algebra, set theory, data structures, number theory, statistics, set theory, differential equations, abstract algebra, multi-variable calculus, algorithms, formal logic, and trigonometry</text:p>
      <text:p text:style-name="P31"><text:span text:style-name="T3">Core Languages: </text:span></text:p>
      <text:p text:style-name="P31"><text:span text:style-name="Source_20_Text"><text:span text:style-name="T1">c</text:span></text:span><text:span text:style-name="T1">, </text:span><text:span text:style-name="Source_20_Text"><text:span text:style-name="T1">python</text:span></text:span><text:span text:style-name="T1">, </text:span><text:span text:style-name="Source_20_Text"><text:span text:style-name="T1">sql</text:span></text:span><text:span text:style-name="T1">, </text:span><text:span text:style-name="Source_20_Text"><text:span text:style-name="T1">bash</text:span></text:span><text:span text:style-name="T1">, </text:span><text:span text:style-name="Source_20_Text"><text:span text:style-name="T1">html</text:span></text:span><text:span text:style-name="T1">, </text:span><text:span text:style-name="Source_20_Text"><text:span text:style-name="T1">css</text:span></text:span><text:span text:style-name="T1">, </text:span><text:span text:style-name="Source_20_Text"><text:span text:style-name="T1">markdown</text:span></text:span><text:span text:style-name="T1">, and </text:span><text:span text:style-name="Source_20_Text"><text:span text:style-name="T1">c++</text:span></text:span></text:p>
      <text:p text:style-name="P11">Software:</text:p>
      <text:list text:style-name="L5">
        <text:list-item>
          <text:p text:style-name="P3"><text:span text:style-name="T1">linux, gnu libc, vim, gnu debugger, gnu make, git</text:span></text:p>
        </text:list-item>
        <text:list-item>
          <text:p text:style-name="P7">a variety of Digital Audio Workstation such as Logic Pro, Ableton, and Bitwig</text:p>
        </text:list-item>
        <text:list-item>
          <text:p text:style-name="P7">the Inkscape software vector graphics (svg) editor</text:p>
        </text:list-item>
      </text:list>
      <text:p text:style-name="P24"><text:span text:style-name="T6">Creative: </text:span></text:p>
      <text:p text:style-name="P24">music theory, music composition, sound design, and mixing and mastering</text:p>
      <text:p text:style-name="P24"/>
      <text:p text:style-name="P19">&gt;&gt; PROJECTS</text:p>
      <text:p text:style-name="P8"/>
      <text:p text:style-name="P28"><text:span text:style-name="T3">Tourist Sim (Game)</text:span><text:span text:style-name="T1"> </text:span><text:span text:style-name="T4">(</text:span><text:span text:style-name="T1">December, 2024</text:span><text:span text:style-name="T4">)</text:span></text:p>
      <text:p text:style-name="P28"><text:a xlink:type="simple" xlink:href="https://github.com/chepeniv/tourist_sim" text:style-name="Internet_20_link" text:visited-style-name="Visited_20_Internet_20_Link"><text:span text:style-name="T1">https://github.com/chepeniv/tourist_sim</text:span></text:a><text:span text:style-name="T1"> </text:span></text:p>
      <text:p text:style-name="P27"><text:span text:style-name="T1">developed the user interface, game mechanics, and maze generating algorithm</text:span></text:p>
      <text:list text:continue-numbering="true" text:style-name="L5">
        <text:list-item>
          <text:p text:style-name="P1"><text:span text:style-name="T1">created an abstract, simple, and practical user interface for each element</text:span></text:p>
        </text:list-item>
        <text:list-item>
          <text:p text:style-name="P1"><text:span text:style-name="T1">designed and implemented all game mechanics</text:span></text:p>
        </text:list-item>
        <text:list-item>
          <text:p text:style-name="P5">created a maze generator and encoding along with it’s rendering engine</text:p>
        </text:list-item>
        <text:list-item>
          <text:p text:style-name="P5">impressed peers and instructors to the point that i had to give an impromptu lecture on the algorithm i developed</text:p>
        </text:list-item>
      </text:list>
      <text:p text:style-name="P4"><text:soft-page-break/></text:p>
      <text:p text:style-name="P28"><text:span text:style-name="T3">Atlas AirBnb Clone</text:span><text:span text:style-name="T1"> </text:span><text:span text:style-name="T4">(</text:span><text:span text:style-name="T1">December, 2024</text:span><text:span text:style-name="T4">)</text:span></text:p>
      <text:p text:style-name="P28"><text:a xlink:type="simple" xlink:href="https://github.com/chepeniv/atlas-AirBnB_clone_v4" text:style-name="Internet_20_link" text:visited-style-name="Visited_20_Internet_20_Link"><text:span text:style-name="T1">https://github.com/chepeniv/atlas-AirBnB_clone_v4</text:span></text:a><text:span text:style-name="T1"> </text:span></text:p>
      <text:p text:style-name="P27"><text:span text:style-name="T1">lead the construction of a complex web service throughout various phases of development</text:span></text:p>
      <text:list text:continue-numbering="true" text:style-name="L5">
        <text:list-item>
          <text:p text:style-name="P5">developed each of the major components in stages with different teams</text:p>
        </text:list-item>
        <text:list-item>
          <text:p text:style-name="P5">carried over and maintained codebase throughout the various iterations</text:p>
        </text:list-item>
        <text:list-item>
          <text:p text:style-name="P5">guided team members through challenges and concepts</text:p>
        </text:list-item>
        <text:list-item>
          <text:p text:style-name="P5">developed a reputation for quality code and dependability</text:p>
          <text:p text:style-name="P5"/>
        </text:list-item>
      </text:list>
      <text:p text:style-name="P28"><text:span text:style-name="T3">Bash Shell Clone</text:span><text:span text:style-name="T1"> </text:span><text:span text:style-name="T4">(</text:span><text:span text:style-name="T1">February, 2025</text:span><text:span text:style-name="T4">)</text:span></text:p>
      <text:p text:style-name="P28"><text:a xlink:type="simple" xlink:href="https://github.com/chepeniv/atlas-shell_v2" text:style-name="Internet_20_link" text:visited-style-name="Visited_20_Internet_20_Link"><text:span text:style-name="T1">https://github.com/chepeniv/atlas-shell_v2</text:span></text:a><text:span text:style-name="T1"> </text:span></text:p>
      <text:p text:style-name="P27"><text:span text:style-name="T1">built a robust language interpretor for a subset of the bash language</text:span></text:p>
      <text:list text:continue-numbering="true" text:style-name="L5">
        <text:list-item>
          <text:p text:style-name="P1"><text:span text:style-name="T1">decided on direct interpretation over a data structure approach to execute sets of complex instructions</text:span></text:p>
        </text:list-item>
        <text:list-item>
          <text:p text:style-name="P5">built the interpreter in prototypes which where then incorporated together</text:p>
        </text:list-item>
        <text:list-item>
          <text:p text:style-name="P5">managed memory diligently at each step of the way</text:p>
        </text:list-item>
        <text:list-item>
          <text:p text:style-name="P5">created the most advanced and reliable version of project</text:p>
        </text:list-item>
      </text:list>
      <text:p text:style-name="P4"/>
      <text:p text:style-name="P18">&gt;&gt; WORK EXPERIENCE</text:p>
      <text:p text:style-name="P16"/>
      <text:p text:style-name="P23">Stucco Aguirre - Tulsa, OK </text:p>
      <text:p text:style-name="P23">Construction Worker 2005-2010</text:p>
      <text:p text:style-name="P12"/>
      <text:p text:style-name="P23">Tacos Don Francisco - Tulsa, OK </text:p>
      <text:p text:style-name="P23">Cook/Cashier/Inventory Management 2003-200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monospace"/>
    <style:font-face style:name="Noto Sans Mono CJK SC" svg:font-family="'Noto Sans Mono CJK SC'" style:font-family-generic="modern" style:font-pitch="fixed"/>
    <style:font-face style:name="Noto Serif" svg:font-family="'Noto Serif', ui-serif, serif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00:47:04.649538485</meta:creation-date>
    <dc:date>2025-04-24T12:37:38.640156454</dc:date>
    <meta:editing-duration>PT53M50S</meta:editing-duration>
    <meta:editing-cycles>25</meta:editing-cycles>
    <meta:generator>LibreOffice/24.2.7.2$Linux_X86_64 LibreOffice_project/420$Build-2</meta:generator>
    <meta:document-statistic meta:table-count="0" meta:image-count="0" meta:object-count="0" meta:page-count="2" meta:paragraph-count="50" meta:word-count="417" meta:character-count="2951" meta:non-whitespace-character-count="2586"/>
  </office:meta>
</office:document-meta>
</file>